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D0000005BC3FE13704D5642A5C.jpg" manifest:media-type="image/jpeg"/>
  <manifest:file-entry manifest:full-path="Pictures/10000000000008D0000005BC51E292679C8A22E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07cm, 0.56cm, 2.031cm)" draw:image-opacity="100%" style:mirror="none"/>
    </style:style>
    <style:style style:name="gr2" style:family="graphic" style:parent-style-name="standard">
      <style:graphic-properties draw:stroke="none" svg:stroke-color="#3465a4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3465a4" draw:fill="solid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3465a4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915cm, 0.56cm, 2.081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318cm" svg:height="10.82cm" svg:x="14.478cm" svg:y="2.134cm">
          <draw:image xlink:href="Pictures/10000000000008D0000005BC51E292679C8A22EC.jpg" xlink:type="simple" xlink:show="embed" xlink:actuate="onLoad" loext:mime-type="image/jpeg">
            <text:p/>
          </draw:image>
        </draw:frame>
        <draw:frame draw:style-name="gr2" draw:text-style-name="P2" draw:layer="layout" svg:width="2.032cm" svg:height="1.673cm" svg:x="0.354cm" svg:y="3.202cm">
          <draw:text-box>
            <text:p>dLRI</text:p>
          </draw:text-box>
        </draw:frame>
        <draw:frame draw:style-name="gr2" draw:text-style-name="P2" draw:layer="layout" svg:width="2.032cm" svg:height="1.673cm" svg:x="0.208cm" svg:y="5.647cm">
          <draw:text-box>
            <text:p>dfLRI</text:p>
          </draw:text-box>
        </draw:frame>
        <draw:frame draw:style-name="gr3" draw:text-style-name="P3" draw:layer="layout" svg:width="2.032cm" svg:height="1.673cm" svg:x="0.254cm" svg:y="10.422cm">
          <draw:text-box>
            <text:p>fLRE</text:p>
          </draw:text-box>
        </draw:frame>
        <draw:frame draw:style-name="gr4" draw:text-style-name="P2" draw:layer="layout" svg:width="4.264cm" svg:height="2.384cm" svg:x="6.286cm" svg:y="1.167cm">
          <draw:text-box>
            <text:p>Experiment 1</text:p>
          </draw:text-box>
        </draw:frame>
        <draw:frame draw:style-name="gr3" draw:text-style-name="P3" draw:layer="layout" svg:width="2.032cm" svg:height="1.673cm" svg:x="0.508cm" svg:y="8.033cm">
          <draw:text-box>
            <text:p>fLRI</text:p>
          </draw:text-box>
        </draw:frame>
        <draw:frame draw:style-name="gr5" draw:text-style-name="P1" draw:layer="layout" svg:width="12.338cm" svg:height="10.805cm" svg:x="2.14cm" svg:y="2.146cm">
          <draw:image xlink:href="Pictures/10000000000008D0000005BC3FE13704D5642A5C.jpg" xlink:type="simple" xlink:show="embed" xlink:actuate="onLoad" loext:mime-type="image/jpeg">
            <text:p/>
          </draw:image>
        </draw:frame>
        <draw:frame draw:style-name="gr3" draw:text-style-name="P5" draw:layer="layout" svg:width="19.812cm" svg:height="1.673cm" svg:x="4.318cm" svg:y="12.851cm">
          <draw:text-box>
            <text:p text:style-name="P4">Participants</text:p>
          </draw:text-box>
        </draw:frame>
        <draw:frame draw:style-name="gr4" draw:text-style-name="P2" draw:layer="layout" svg:width="4.264cm" svg:height="2.384cm" svg:x="17.986cm" svg:y="1.167cm">
          <draw:text-box>
            <text:p>Experiment 2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6:29:12.580789348</meta:creation-date>
    <meta:editing-duration>PT16H59M6S</meta:editing-duration>
    <meta:editing-cycles>5</meta:editing-cycles>
    <meta:generator>LibreOffice/6.4.7.2$Linux_X86_64 LibreOffice_project/40$Build-2</meta:generator>
    <meta:initial-creator>Francesco Pupillo</meta:initial-creator>
    <dc:date>2022-04-01T18:16:03.880407720</dc:date>
    <dc:creator>Francesco Pupillo</dc:creator>
    <meta:document-statistic meta:object-count="32"/>
  </office:meta>
</office:document-meta>
</file>